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leau1" style:family="table">
      <style:table-properties style:width="15.349cm" fo:margin-left="0.436cm" fo:margin-top="0cm" fo:margin-bottom="0cm" table:align="left" style:writing-mode="lr-tb"/>
    </style:style>
    <style:style style:name="Tableau1.A" style:family="table-column">
      <style:table-column-properties style:column-width="4.858cm"/>
    </style:style>
    <style:style style:name="Tableau1.B" style:family="table-column">
      <style:table-column-properties style:column-width="10.4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9cm" fo:padding-right="0.191cm" fo:padding-top="0cm" fo:padding-bottom="0cm" fo:border="0.5pt solid #00000a"/>
    </style:style>
    <style:style style:name="Tableau2" style:family="table">
      <style:table-properties style:width="15.349cm" fo:margin-left="0.436cm" fo:margin-top="0cm" fo:margin-bottom="0cm" table:align="left" style:writing-mode="lr-tb"/>
    </style:style>
    <style:style style:name="Tableau2.A" style:family="table-column">
      <style:table-column-properties style:column-width="4.858cm"/>
    </style:style>
    <style:style style:name="Tableau2.B" style:family="table-column">
      <style:table-column-properties style:column-width="10.49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Tableau3" style:family="table">
      <style:table-properties style:width="15.349cm" fo:margin-left="0.436cm" fo:margin-top="0cm" fo:margin-bottom="0cm" table:align="left" style:writing-mode="lr-tb"/>
    </style:style>
    <style:style style:name="Tableau3.A" style:family="table-column">
      <style:table-column-properties style:column-width="4.858cm"/>
    </style:style>
    <style:style style:name="Tableau3.B" style:family="table-column">
      <style:table-column-properties style:column-width="10.49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9cm" fo:padding-right="0.191cm" fo:padding-top="0cm" fo:padding-bottom="0cm" fo:border="0.5pt solid #00000a"/>
    </style:style>
    <style:style style:name="Tableau4" style:family="table">
      <style:table-properties style:width="15.349cm" fo:margin-left="0.436cm" fo:margin-top="0cm" fo:margin-bottom="0cm" table:align="left" style:writing-mode="lr-tb"/>
    </style:style>
    <style:style style:name="Tableau4.A" style:family="table-column">
      <style:table-column-properties style:column-width="4.858cm"/>
    </style:style>
    <style:style style:name="Tableau4.B" style:family="table-column">
      <style:table-column-properties style:column-width="10.49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9cm" fo:padding-right="0.191cm" fo:padding-top="0cm" fo:padding-bottom="0cm" fo:border="0.5pt solid #00000a"/>
    </style:style>
    <style:style style:name="Tableau5" style:family="table">
      <style:table-properties style:width="15.349cm" fo:margin-left="0.436cm" fo:margin-top="0cm" fo:margin-bottom="0cm" table:align="left" style:writing-mode="lr-tb"/>
    </style:style>
    <style:style style:name="Tableau5.A" style:family="table-column">
      <style:table-column-properties style:column-width="4.858cm"/>
    </style:style>
    <style:style style:name="Tableau5.B" style:family="table-column">
      <style:table-column-properties style:column-width="10.49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9cm" fo:padding-right="0.191cm" fo:padding-top="0cm" fo:padding-bottom="0cm" fo:border="0.5pt solid #00000a"/>
    </style:style>
    <style:style style:name="Tableau6" style:family="table">
      <style:table-properties style:width="15.349cm" fo:margin-left="0.436cm" fo:margin-top="0cm" fo:margin-bottom="0cm" table:align="left" style:writing-mode="lr-tb"/>
    </style:style>
    <style:style style:name="Tableau6.A" style:family="table-column">
      <style:table-column-properties style:column-width="4.858cm"/>
    </style:style>
    <style:style style:name="Tableau6.B" style:family="table-column">
      <style:table-column-properties style:column-width="10.49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9cm" fo:padding-right="0.191cm" fo:padding-top="0cm" fo:padding-bottom="0cm" fo:border="0.5pt solid #00000a"/>
    </style:style>
    <style:style style:name="Tableau7" style:family="table">
      <style:table-properties style:width="18.443cm" fo:margin-left="-0.199cm" fo:margin-top="0cm" fo:margin-bottom="0cm" table:align="left" style:writing-mode="lr-tb"/>
    </style:style>
    <style:style style:name="Tableau7.A" style:family="table-column">
      <style:table-column-properties style:column-width="2.99cm"/>
    </style:style>
    <style:style style:name="Tableau7.B" style:family="table-column">
      <style:table-column-properties style:column-width="1.503cm"/>
    </style:style>
    <style:style style:name="Tableau7.C" style:family="table-column">
      <style:table-column-properties style:column-width="4.251cm"/>
    </style:style>
    <style:style style:name="Tableau7.D" style:family="table-column">
      <style:table-column-properties style:column-width="9.7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9cm" fo:padding-right="0.191cm" fo:padding-top="0cm" fo:padding-bottom="0cm" fo:border="0.5pt solid #00000a"/>
    </style:style>
    <style:style style:name="Tableau7.2" style:family="table-row">
      <style:table-row-properties style:min-row-height="1.487cm" fo:keep-together="auto"/>
    </style:style>
    <style:style style:name="Tableau8" style:family="table">
      <style:table-properties style:width="18.443cm" fo:margin-left="-0.199cm" fo:margin-top="0cm" fo:margin-bottom="0cm" table:align="left" style:writing-mode="lr-tb"/>
    </style:style>
    <style:style style:name="Tableau8.A" style:family="table-column">
      <style:table-column-properties style:column-width="2.99cm"/>
    </style:style>
    <style:style style:name="Tableau8.B" style:family="table-column">
      <style:table-column-properties style:column-width="1.503cm"/>
    </style:style>
    <style:style style:name="Tableau8.C" style:family="table-column">
      <style:table-column-properties style:column-width="4.251cm"/>
    </style:style>
    <style:style style:name="Tableau8.D" style:family="table-column">
      <style:table-column-properties style:column-width="9.7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9cm" fo:padding-right="0.191cm" fo:padding-top="0cm" fo:padding-bottom="0cm" fo:border="0.5pt solid #00000a"/>
    </style:style>
    <style:style style:name="Tableau8.2" style:family="table-row">
      <style:table-row-properties style:min-row-height="1.487cm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color="#4472c4" fo:font-size="14pt" fo:font-weight="bold" style:font-size-asian="14pt" style:font-weight-asian="bold" style:font-size-complex="14pt"/>
    </style:style>
    <style:style style:name="P4" style:family="paragraph" style:parent-style-name="Standard">
      <style:text-properties fo:color="#000000" fo:font-size="12pt" style:font-size-asian="12pt" style:font-size-complex="12pt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paragraph-properties fo:margin-left="0.635cm" fo:margin-right="0cm" fo:text-indent="0cm" style:auto-text-indent="false"/>
      <style:text-properties fo:color="#000000" fo:font-size="12pt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 fo:line-height="10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officeooo:paragraph-rsid="0010a131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fo:color="#000000" fo:font-size="12pt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language="en" fo:country="US" style:font-name-complex="Calibri2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language="en" fo:country="US" officeooo:rsid="00116b70" officeooo:paragraph-rsid="00116b70" style:font-name-complex="Calibri2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fo:language="en" fo:country="US" fo:font-weight="bold" style:font-weight-asian="bold" style:font-name-complex="Calibri2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4472c4" fo:language="en" fo:country="US" style:font-name-complex="Calibri2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4472c4" fo:language="en" fo:country="US" fo:font-weight="bold" style:font-weight-asian="bold" style:font-name-complex="Calibri2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officeooo:rsid="0010a131" officeooo:paragraph-rsid="0010a131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rsid="00116b70" officeooo:paragraph-rsid="00116b70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 style:master-page-name="Standard">
      <style:paragraph-properties fo:text-align="center" style:justify-single-word="false" style:page-number="auto"/>
    </style:style>
    <style:style style:name="P20" style:family="paragraph" style:parent-style-name="List_20_Paragraph" style:list-style-name="WWNum1"/>
    <style:style style:name="P21" style:family="paragraph" style:parent-style-name="List_20_Paragraph">
      <style:text-properties fo:font-weight="bold" style:font-weight-asian="bold"/>
    </style:style>
    <style:style style:name="P22" style:family="paragraph" style:parent-style-name="List_20_Paragraph">
      <style:paragraph-properties fo:margin-top="0cm" fo:margin-bottom="0cm" loext:contextual-spacing="true" fo:line-height="100%"/>
      <style:text-properties fo:color="#000000" fo:font-size="12pt" style:font-size-asian="12pt" style:font-size-complex="12pt"/>
    </style:style>
    <style:style style:name="P23" style:family="paragraph" style:parent-style-name="List_20_Paragraph">
      <style:paragraph-properties fo:margin-top="0cm" fo:margin-bottom="0cm" loext:contextual-spacing="true" fo:line-height="100%"/>
    </style:style>
    <style:style style:name="P24" style:family="paragraph" style:parent-style-name="List_20_Paragraph" style:list-style-name="WWNum2">
      <style:paragraph-properties fo:margin-top="0cm" fo:margin-bottom="0cm" loext:contextual-spacing="true" fo:line-height="100%"/>
    </style:style>
    <style:style style:name="P25" style:family="paragraph" style:parent-style-name="List_20_Paragraph" style:list-style-name="WWNum6">
      <style:paragraph-properties fo:margin-top="0cm" fo:margin-bottom="0cm" loext:contextual-spacing="true" fo:line-height="100%"/>
    </style:style>
    <style:style style:name="P26" style:family="paragraph" style:parent-style-name="List_20_Paragraph" style:list-style-name="WWNum7">
      <style:paragraph-properties fo:margin-top="0cm" fo:margin-bottom="0cm" loext:contextual-spacing="true" fo:line-height="100%"/>
    </style:style>
    <style:style style:name="P27" style:family="paragraph" style:parent-style-name="List_20_Paragraph" style:list-style-name="WWNum2">
      <style:paragraph-properties fo:margin-top="0cm" fo:margin-bottom="0cm" loext:contextual-spacing="true" fo:line-height="100%"/>
      <style:text-properties officeooo:rsid="00102217" officeooo:paragraph-rsid="00102217"/>
    </style:style>
    <style:style style:name="P28" style:family="paragraph" style:parent-style-name="List_20_Paragraph" style:list-style-name="WWNum6">
      <style:paragraph-properties fo:margin-top="0cm" fo:margin-bottom="0cm" loext:contextual-spacing="true" fo:line-height="100%"/>
      <style:text-properties officeooo:rsid="00116b70"/>
    </style:style>
    <style:style style:name="P29" style:family="paragraph" style:parent-style-name="List_20_Paragraph" style:list-style-name="WWNum6">
      <style:paragraph-properties fo:margin-top="0cm" fo:margin-bottom="0cm" loext:contextual-spacing="true" fo:line-height="100%"/>
      <style:text-properties officeooo:rsid="00116b70" officeooo:paragraph-rsid="00116b70"/>
    </style:style>
    <style:style style:name="P30" style:family="paragraph" style:parent-style-name="List_20_Paragraph" style:list-style-name="WWNum1">
      <style:paragraph-properties fo:margin-left="0.635cm" fo:margin-right="0cm" fo:text-indent="-0.635cm" style:auto-text-indent="false"/>
    </style:style>
    <style:style style:name="P31" style:family="paragraph" style:parent-style-name="List_20_Paragraph">
      <style:paragraph-properties fo:margin-left="0.635cm" fo:margin-right="0cm" fo:text-indent="0cm" style:auto-text-indent="false"/>
      <style:text-properties fo:color="#000000" fo:font-size="12pt" style:font-size-asian="12pt" style:font-size-complex="12pt"/>
    </style:style>
    <style:style style:name="P32" style:family="paragraph" style:parent-style-name="List_20_Paragraph">
      <style:paragraph-properties fo:margin-top="0cm" fo:margin-bottom="0cm" loext:contextual-spacing="false"/>
    </style:style>
    <style:style style:name="P33" style:family="paragraph" style:parent-style-name="List_20_Paragraph" style:list-style-name="WWNum1">
      <style:paragraph-properties fo:break-before="page"/>
    </style:style>
    <style:style style:name="P3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2" style:family="text">
      <style:text-properties fo:color="#4472c4" fo:font-size="14pt" fo:font-weight="bold" style:font-size-asian="14pt" style:font-weight-asian="bold" style:font-size-complex="14pt"/>
    </style:style>
    <style:style style:name="T3" style:family="text">
      <style:text-properties fo:color="#4472c4" fo:font-weight="bold" style:font-weight-asian="bold" style:font-name-complex="Calibri2"/>
    </style:style>
    <style:style style:name="T4" style:family="text">
      <style:text-properties fo:color="#4472c4" fo:language="en" fo:country="US" style:font-name-complex="Calibri2"/>
    </style:style>
    <style:style style:name="T5" style:family="text">
      <style:text-properties fo:color="#000000" fo:font-size="12pt" style:font-size-asian="12pt" style:font-size-complex="12pt"/>
    </style:style>
    <style:style style:name="T6" style:family="text">
      <style:text-properties fo:color="#000000" fo:font-size="12pt" style:font-size-asian="12pt" style:font-size-complex="12pt"/>
    </style:style>
    <style:style style:name="T7" style:family="text">
      <style:text-properties fo:color="#000000" fo:font-size="12pt" fo:font-weight="bold" style:font-size-asian="12pt" style:font-weight-asian="bold" style:font-size-complex="12pt"/>
    </style:style>
    <style:style style:name="T8" style:family="text">
      <style:text-properties fo:color="#000000" fo:font-size="12pt" fo:font-style="italic" style:font-size-asian="12pt" style:font-style-asian="italic" style:font-size-complex="12pt"/>
    </style:style>
    <style:style style:name="T9" style:family="text">
      <style:text-properties fo:color="#000000" style:font-name="MS Gothic" fo:font-size="12pt" style:font-name-asian="MS Gothic1" style:font-size-asian="12pt" style:font-size-complex="12pt"/>
    </style:style>
    <style:style style:name="T10" style:family="text">
      <style:text-properties fo:font-weight="bold" style:font-weight-asian="bold"/>
    </style:style>
    <style:style style:name="T11" style:family="text">
      <style:text-properties fo:font-weight="bold" style:font-weight-asian="bold" style:font-name-complex="Calibri2"/>
    </style:style>
    <style:style style:name="T12" style:family="text">
      <style:text-properties fo:language="en" fo:country="US" style:font-name-complex="Calibri2"/>
    </style:style>
    <style:style style:name="T13" style:family="text">
      <style:text-properties fo:language="en" fo:country="US" officeooo:rsid="0010a131" style:font-name-complex="Calibri2"/>
    </style:style>
    <style:style style:name="T14" style:family="text">
      <style:text-properties fo:language="en" fo:country="US" fo:font-weight="bold" style:font-weight-asian="bold" style:font-name-complex="Calibri2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" form:control-implementation="ooo:com.sun.star.form.component.CheckBox" xml:id="control1" form:id="control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2" form:id="control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" form:id="control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4" form:id="control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5" form:id="control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" form:id="control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Hackathon n° 3</text:span></text:p>
      <text:p text:style-name="P1"><text:span text:style-name="T1">Questionnaire sur un cas d’école parmi les applications de votre entité</text:span></text:p>
      <text:p text:style-name="P2"/>
      <text:p text:style-name="Standard"><text:span text:style-name="T2">Partie I - Spécifications fonctionnelles (matinée)</text:span></text:p>
      <text:p text:style-name="P3"/>
      <text:list xml:id="list6110628191112232545" text:style-name="WWNum1">
        <text:list-item>
          <text:p text:style-name="P20"><text:span text:style-name="T5">Pour chacun des acteurs suivants, dire quels sont ses buts dans l’utilisation </text:span><text:span text:style-name="T7">actuelle</text:span><text:span text:style-name="T5"> des outils de réduction de modèles </text:span><text:span text:style-name="T7">de votre entité</text:span></text:p>
        </text:list-item>
      </text:list>
      <text:p text:style-name="P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text:span text:style-name="T7">Utilisateur boîte noire</text:span></text:p>
          </table:table-cell>
          <table:table-cell table:style-name="Tableau1.A1" office:value-type="string">
            <text:p text:style-name="P8"><text:span text:style-name="T5">Buts (en 1 phrase)</text:span></text:p>
          </table:table-cell>
        </table:table-row>
        <table:table-row table:style-name="Tableau1.1">
          <table:table-cell table:style-name="Tableau1.A1" office:value-type="string">
            <text:p text:style-name="P8"><text:span text:style-name="T5">Utilisateur du modèle réduit en boite noire, sans le connaître</text:span></text:p>
          </table:table-cell>
          <table:table-cell table:style-name="Tableau1.A1" office:value-type="string">
            <text:p text:style-name="P22"/>
            <text:list xml:id="list7589101694706767116" text:style-name="WWNum2">
              <text:list-item>
                <text:p text:style-name="P27"><text:span text:style-name="T5">Générer un champ de vitesse complet</text:span></text:p>
              </text:list-item>
            </text:list>
            <text:p text:style-name="P22"/>
            <text:list xml:id="list112907445708809" text:continue-numbering="true" text:style-name="WWNum2">
              <text:list-item>
                <text:p text:style-name="P24"><text:span text:style-name="T5">.........</text:span></text:p>
              </text:list-item>
            </text:list>
            <text:p text:style-name="P10"/>
            <text:list xml:id="list112906796276776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list xml:id="list112908501773059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list xml:id="list112907410917610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</table:table-cell>
        </table:table-row>
      </table:table>
      <text:p text:style-name="P7"/>
      <text:p text:style-name="P7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8"><text:span text:style-name="T7">Utilisateur connaissant le modèle complet et/ou la physique</text:span></text:p>
          </table:table-cell>
          <table:table-cell table:style-name="Tableau2.A1" office:value-type="string">
            <text:p text:style-name="P8"><text:span text:style-name="T5">Buts (en 1 phrase)</text:span></text:p>
          </table:table-cell>
        </table:table-row>
        <table:table-row table:style-name="Tableau2.1">
          <table:table-cell table:style-name="Tableau2.A1" office:value-type="string">
            <text:p text:style-name="P8"><text:span text:style-name="T5">Utilisateurs connaissant le modèle complet et/ou la physique représentée</text:span></text:p>
          </table:table-cell>
          <table:table-cell table:style-name="Tableau2.A1" office:value-type="string">
            <text:p text:style-name="P22"/>
            <text:list xml:id="list112907220753570" text:continue-numbering="true" text:style-name="WWNum2">
              <text:list-item>
                <text:p text:style-name="P27"><text:span text:style-name="T5">Calcul de l’erreur entre la solution du modèle complet et l’approximation </text:span></text:p>
              </text:list-item>
            </text:list>
            <text:p text:style-name="P22"/>
            <text:list xml:id="list112907279861004" text:continue-numbering="true" text:style-name="WWNum2">
              <text:list-item>
                <text:p text:style-name="P27"><text:span text:style-name="T5">Accélérer la convergence d’un modèle turbulent</text:span></text:p>
              </text:list-item>
            </text:list>
            <text:p text:style-name="P10"/>
            <text:list xml:id="list112906824237813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list xml:id="list112907787220134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list xml:id="list112906559820315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22"/>
            <text:p text:style-name="P10"/>
          </table:table-cell>
        </table:table-row>
      </table:table>
      <text:p text:style-name="P7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8"><text:span text:style-name="T7">Utilisateurs sachant établir un modèle réduit</text:span></text:p>
          </table:table-cell>
          <table:table-cell table:style-name="Tableau3.A1" office:value-type="string">
            <text:p text:style-name="P8"><text:span text:style-name="T5">Buts (en 1 phrase)</text:span></text:p>
          </table:table-cell>
        </table:table-row>
        <table:table-row table:style-name="Tableau3.1">
          <table:table-cell table:style-name="Tableau3.A1" office:value-type="string">
            <text:p text:style-name="P8"><text:span text:style-name="T5">Utilisateurs sachant élaborer le modèle réduit à partir du modèle </text:span><text:soft-page-break/><text:span text:style-name="T5">complet</text:span></text:p>
          </table:table-cell>
          <table:table-cell table:style-name="Tableau3.A1" office:value-type="string">
            <text:p text:style-name="P22"/>
            <text:list xml:id="list112908032858907" text:continue-numbering="true" text:style-name="WWNum2">
              <text:list-item>
                <text:p text:style-name="P27"><text:span text:style-name="T5">Évaluer le modèle réduit</text:span></text:p>
              </text:list-item>
            </text:list>
            <text:p text:style-name="P22"/>
            <text:list xml:id="list112908137884097" text:continue-numbering="true" text:style-name="WWNum2">
              <text:list-item>
                <text:p text:style-name="P24"><text:soft-page-break/><text:span text:style-name="T5">.........</text:span></text:p>
              </text:list-item>
            </text:list>
            <text:p text:style-name="P10"/>
            <text:list xml:id="list112908455287744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list xml:id="list112907114780549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list xml:id="list112906578840123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22"/>
            <text:p text:style-name="P10"/>
          </table:table-cell>
        </table:table-row>
      </table:table>
      <text:p text:style-name="P7"/>
      <text:list xml:id="list112907068364546" text:continue-list="list6110628191112232545" text:style-name="WWNum1">
        <text:list-item>
          <text:p text:style-name="P20"><text:span text:style-name="T5">Pour chacun des acteurs suivants, dire quels sont ses buts (non listés précédemment) dans l’utilisation </text:span><text:span text:style-name="T7">future</text:span><text:span text:style-name="T5"> des outils de la bibliothèque Mordicus </text:span><text:span text:style-name="T7">par votre entité</text:span></text:p>
        </text:list-item>
      </text:list>
      <text:p text:style-name="P7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8"><text:span text:style-name="T7">Utilisateur boîte noire</text:span></text:p>
          </table:table-cell>
          <table:table-cell table:style-name="Tableau4.A1" office:value-type="string">
            <text:p text:style-name="P8"><text:span text:style-name="T5">Buts (en 1 phrase)</text:span></text:p>
          </table:table-cell>
        </table:table-row>
        <table:table-row table:style-name="Tableau4.1">
          <table:table-cell table:style-name="Tableau4.A1" office:value-type="string">
            <text:p text:style-name="P8"><text:span text:style-name="T5">Utilisateur du modèle réduit en boite noire, sans le connaître</text:span></text:p>
          </table:table-cell>
          <table:table-cell table:style-name="Tableau4.A1" office:value-type="string">
            <text:p text:style-name="P22"/>
            <text:list xml:id="list112907572470121" text:continue-list="list112906578840123" text:style-name="WWNum2">
              <text:list-item>
                <text:p text:style-name="P27"><text:span text:style-name="T5">Générer un champ de vitesse complet</text:span></text:p>
              </text:list-item>
            </text:list>
            <text:p text:style-name="P22"/>
            <text:list xml:id="list112907872502628" text:continue-numbering="true" text:style-name="WWNum2">
              <text:list-item>
                <text:p text:style-name="P24"><text:span text:style-name="T5">.........</text:span></text:p>
              </text:list-item>
            </text:list>
            <text:p text:style-name="P10"/>
            <text:list xml:id="list112907538513503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p text:style-name="P10"/>
          </table:table-cell>
        </table:table-row>
      </table:table>
      <text:p text:style-name="P7"/>
      <text:p text:style-name="P7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text:span text:style-name="T7">Utilisateur connaissant le modèle complet et/ou la physique</text:span></text:p>
          </table:table-cell>
          <table:table-cell table:style-name="Tableau5.A1" office:value-type="string">
            <text:p text:style-name="P8"><text:span text:style-name="T5">Buts (en 1 phrase)</text:span></text:p>
          </table:table-cell>
        </table:table-row>
        <table:table-row table:style-name="Tableau5.1">
          <table:table-cell table:style-name="Tableau5.A1" office:value-type="string">
            <text:p text:style-name="P8"><text:span text:style-name="T5">Utilisateurs connaissant le modèle complet et/ou la physique représentée</text:span></text:p>
          </table:table-cell>
          <table:table-cell table:style-name="Tableau5.A1" office:value-type="string">
            <text:p text:style-name="P22"/>
            <text:list xml:id="list112908044377403" text:continue-numbering="true" text:style-name="WWNum2">
              <text:list-item>
                <text:p text:style-name="P27"><text:span text:style-name="T5">Calcul de l’erreur avec différent algorithmes (POD, greedy)</text:span></text:p>
              </text:list-item>
            </text:list>
            <text:p text:style-name="P22"/>
            <text:list xml:id="list112908078016973" text:continue-numbering="true" text:style-name="WWNum2">
              <text:list-item>
                <text:p text:style-name="P24"><text:span text:style-name="T5">.........</text:span></text:p>
              </text:list-item>
            </text:list>
            <text:p text:style-name="P10"/>
            <text:list xml:id="list112908480292854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p text:style-name="P10"/>
          </table:table-cell>
        </table:table-row>
      </table:table>
      <text:p text:style-name="P7"/>
      <text:p text:style-name="P7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8"><text:span text:style-name="T7">Utilisateurs sachant établir un modèle réduit</text:span></text:p>
          </table:table-cell>
          <table:table-cell table:style-name="Tableau6.A1" office:value-type="string">
            <text:p text:style-name="P8"><text:span text:style-name="T5">Buts (en 1 phrase)</text:span></text:p>
          </table:table-cell>
        </table:table-row>
        <table:table-row table:style-name="Tableau6.1">
          <table:table-cell table:style-name="Tableau6.A1" office:value-type="string">
            <text:p text:style-name="P8"><text:span text:style-name="T5">Utilisateurs sachant élaborer le modèle réduit à partir du modèle complet</text:span></text:p>
          </table:table-cell>
          <table:table-cell table:style-name="Tableau6.A1" office:value-type="string">
            <text:p text:style-name="P22"/>
            <text:list xml:id="list112906827362988" text:continue-numbering="true" text:style-name="WWNum2">
              <text:list-item>
                <text:p text:style-name="P24"><text:span text:style-name="T5">.........</text:span></text:p>
              </text:list-item>
            </text:list>
            <text:p text:style-name="P22"/>
            <text:list xml:id="list112907226819796" text:continue-numbering="true" text:style-name="WWNum2">
              <text:list-item>
                <text:p text:style-name="P24"><text:span text:style-name="T5">.........</text:span></text:p>
              </text:list-item>
            </text:list>
            <text:p text:style-name="P10"/>
            <text:list xml:id="list112907072870523" text:continue-numbering="true" text:style-name="WWNum2">
              <text:list-item>
                <text:p text:style-name="P24"><text:span text:style-name="T5">……….</text:span></text:p>
              </text:list-item>
            </text:list>
            <text:p text:style-name="P10"/>
            <text:p text:style-name="P10"><text:soft-page-break/></text:p>
          </table:table-cell>
        </table:table-row>
      </table:table>
      <text:p text:style-name="P7"/>
      <text:list xml:id="list112906660522957" text:continue-list="list112907068364546" text:style-name="WWNum1">
        <text:list-item>
          <text:p text:style-name="P30"><text:span text:style-name="T5">Parmi ces buts, choisissez un « cas d’école », emblématique (ou du moins typique) de la pratique de la pratique de la réduction de modèle dans votre entité.</text:span></text:p>
        </text:list-item>
      </text:list>
      <text:p text:style-name="P31"/>
      <text:list xml:id="list112906672922703" text:continue-numbering="true" text:style-name="WWNum1">
        <text:list-item>
          <text:list>
            <text:list-item>
              <text:p text:style-name="P20"><text:span text:style-name="T5">Cocher les fonctionnalités génériques suivantes, listées lors du premier Hackathon, auxquelles votre cas serait susceptible de correspondre ou de faire appel :</text:span></text:p>
            </text:list-item>
          </text:list>
        </text:list-item>
      </text:list>
      <text:p text:style-name="Standard"><text:span text:style-name="T8">Utilisateur boîte noire</text:span></text:p>
      <text:p text:style-name="List_20_Paragraph"><text:span text:style-name="T9">☐</text:span><text:span text:style-name="T5"> </text:span><text:span text:style-name="T5">Usage d’un modèle réduit en plan d’expérience</text:span></text:p>
      <text:p text:style-name="List_20_Paragraph"><text:span text:style-name="T9">☐</text:span><text:span text:style-name="T5"> </text:span><text:span text:style-name="T5">Utilisation d’un modèle réduit avec des mesures in-situ (en laboratoire, sur site de production...)</text:span></text:p>
      <text:p text:style-name="List_20_Paragraph"><text:span text:style-name="T9">☐</text:span><text:span text:style-name="T5"> </text:span><text:span text:style-name="T5">Disposer d’un “clone digital” basé sur un modèle réduit</text:span></text:p>
      <text:p text:style-name="List_20_Paragraph"><draw:control text:anchor-type="paragraph" draw:z-index="0" draw:name="Forme1" draw:style-name="gr1" draw:text-style-name="P34" svg:width="0.371cm" svg:height="0.345cm" svg:x="1.266cm" svg:y="-0.205cm" draw:control="control1"/><text:span text:style-name="T5"> <text:s text:c="5"/></text:span><text:span text:style-name="T5">Générer un champ complet à partir d’un modèle réduit</text:span></text:p>
      <text:p text:style-name="List_20_Paragraph"><draw:control text:anchor-type="paragraph" draw:z-index="1" draw:name="Forme1" draw:style-name="gr1" draw:text-style-name="P34" svg:width="0.371cm" svg:height="0.345cm" svg:x="1.266cm" svg:y="-0.205cm" draw:control="control2"/><text:span text:style-name="T5"> <text:s text:c="4"/></text:span><text:span text:style-name="T5">Permettre la visualisation des résultats du modèle réduit</text:span></text:p>
      <text:p text:style-name="List_20_Paragraph"><text:span text:style-name="T9">☐</text:span><text:span text:style-name="T5"> </text:span><text:span text:style-name="T5">Archiver une liste de modèles réduits</text:span></text:p>
      <text:p text:style-name="List_20_Paragraph"><text:span text:style-name="T9">☐</text:span><text:span text:style-name="T5"> </text:span><text:span text:style-name="T5">Gérer une taille mémoire prescrite pour l’élaboration d’un modèle réduit</text:span></text:p>
      <text:p text:style-name="List_20_Paragraph"><text:span text:style-name="T9">☐</text:span><text:span text:style-name="T5"> </text:span><text:span text:style-name="T5">Couvrir avec un modèle réduit un sous-domaine d’usage du modèle haute fidélité</text:span></text:p>
      <text:p text:style-name="List_20_Paragraph"><text:span text:style-name="T9">☐</text:span><text:span text:style-name="T5"> </text:span><text:span text:style-name="T5">Garantir qu’un modèle réduit fonctionne de la même manière que le modèle haute fidélité sur un sous-domaine</text:span></text:p>
      <text:p text:style-name="List_20_Paragraph"><text:span text:style-name="T9">☐</text:span><text:span text:style-name="T5"> </text:span><text:span text:style-name="T5">Couplage spatial entre un modèle réduit et un modèle haute fidélité</text:span></text:p>
      <text:p text:style-name="Standard"><text:span text:style-name="T8">Utilisateur connaissant le modèle complet et/ou la physique</text:span></text:p>
      <text:p text:style-name="List_20_Paragraph"><text:span text:style-name="T9">☐</text:span><text:span text:style-name="T5"> </text:span><text:span text:style-name="T5">Création d’un modèle réduit pour effectuer un plan d’expérience (sans exigence de méthode particulière de réduction, mais avec un contrôle de sa fiabilité)</text:span></text:p>
      <text:p text:style-name="List_20_Paragraph"><draw:control text:anchor-type="paragraph" draw:z-index="2" draw:name="Forme1" draw:style-name="gr1" draw:text-style-name="P34" svg:width="0.371cm" svg:height="0.345cm" svg:x="1.266cm" svg:y="-0.205cm" draw:control="control3"/><text:span text:style-name="T5"> <text:s text:c="3"/></text:span><text:span text:style-name="T5">Comparer un modèle réduit 1 avec un modèle haute fidélité 2</text:span></text:p>
      <text:p text:style-name="List_20_Paragraph"><text:span text:style-name="T9">☐</text:span><text:span text:style-name="T5"> </text:span><text:span text:style-name="T5">Optimisation de loi(s) de comportement sur structure complexe</text:span></text:p>
      <text:p text:style-name="List_20_Paragraph"><text:span text:style-name="T9">☐</text:span><text:span text:style-name="T5"> </text:span><text:span text:style-name="T5">Faire interagir un modèle réduit et des opérations de Data Science</text:span></text:p>
      <text:p text:style-name="Standard"><text:span text:style-name="T8">Utilisateurs sachant établir un modèle réduit</text:span><text:bookmark text:name="_GoBack"/></text:p>
      <text:p text:style-name="P32"><text:span text:style-name="T9">☐</text:span><text:span text:style-name="T5"> </text:span><text:span text:style-name="T5">Création d’un modèle réduit avec des informations provenant de mesures</text:span></text:p>
      <text:p text:style-name="P32"><text:span text:style-name="T9">☐</text:span><text:span text:style-name="T5"> </text:span><text:span text:style-name="T5">Déduire un modèle réduit 2 à partir d’un modèle réduit 1</text:span></text:p>
      <text:p text:style-name="P32"><text:span text:style-name="T9">☐</text:span><text:span text:style-name="T5"> </text:span><text:span text:style-name="T5">Permettre le calcul multi-échelles ou multi-physiques de systèmes représentés par des modèles réduits</text:span></text:p>
      <text:p text:style-name="P32"><draw:control text:anchor-type="paragraph" draw:z-index="3" draw:name="Forme1" draw:style-name="gr1" draw:text-style-name="P34" svg:width="0.371cm" svg:height="0.345cm" svg:x="1.351cm" svg:y="-0.025cm" draw:control="control4"/><text:span text:style-name="T5"> <text:s text:c="5"/></text:span><text:span text:style-name="T5">Permettre la visualisation du modèle réduit lui-même</text:span></text:p>
      <text:p text:style-name="P32"><text:span text:style-name="T9">☐</text:span><text:span text:style-name="T5"> </text:span><text:span text:style-name="T5">Construire un modèle réduit 3 en combinant deux modèles réduits 1 et 2</text:span></text:p>
      <text:p text:style-name="P32"><draw:control text:anchor-type="paragraph" draw:z-index="4" draw:name="Forme1" draw:style-name="gr1" draw:text-style-name="P34" svg:width="0.371cm" svg:height="0.345cm" svg:x="1.266cm" svg:y="0.139cm" draw:control="control5"/><text:span text:style-name="T5"> <text:s text:c="5"/></text:span><text:span text:style-name="T5">Évaluer l’intérêt de la démarche “Offline+Modèle réduit” par rapport à l’utilisation directe du modèle haute fidélité</text:span></text:p>
      <text:p text:style-name="P32"><draw:control text:anchor-type="paragraph" draw:z-index="5" draw:name="Forme1" draw:style-name="gr1" draw:text-style-name="P34" svg:width="0.371cm" svg:height="0.345cm" svg:x="1.266cm" svg:y="0.139cm" draw:control="control6"/><text:span text:style-name="T5"> <text:s text:c="4"/></text:span><text:span text:style-name="T5">Construire un modèle réduit lorsque le maillage (voire la géométrie) change entre les différents snapshots</text:span></text:p>
      <text:p text:style-name="P32"><text:span text:style-name="T9">☐</text:span><text:span text:style-name="T5"> </text:span><text:span text:style-name="T5">Utilisation de tous les calculs intermédiaires existants pour effectuer la réduction</text:span></text:p>
      <text:p text:style-name="P4"/>
      <text:list xml:id="list112906598797436" text:continue-numbering="true" text:style-name="WWNum1">
        <text:list-item>
          <text:list>
            <text:list-item>
              <text:p text:style-name="P20"><text:span text:style-name="T5">Si votre cas ne s’apparente à aucune des fonctionnalités ci-dessus, proposer une formulation générique de votre cas :</text:span></text:p>
            </text:list-item>
          </text:list>
        </text:list-item>
      </text:list>
      <text:p text:style-name="Standard"><text:span text:style-name="T5">………………………………………………………………………………………………………………………………………………</text:span></text:p>
      <text:p text:style-name="Standard"><text:span text:style-name="T5">………………………………………………………………………………………………………………………………………………</text:span></text:p>
      <text:p text:style-name="Standard"><text:span text:style-name="T5">………………………………………………………………………………………………………………………………………………</text:span></text:p>
      <text:list xml:id="list112907591117891" text:continue-numbering="true" text:style-name="WWNum1">
        <text:list-item>
          <text:p text:style-name="P33"><text:span text:style-name="T5">Décrivez votre cas d’usage en remplissant le tableau suivant (exemple en page …)</text:span></text:p>
        </text:list-item>
      </text:list>
      <text:p text:style-name="P2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8"><text:span text:style-name="T11">USE CASE #</text:span></text:p>
          </table:table-cell>
          <table:table-cell table:style-name="Tableau7.A1" table:number-columns-spanned="3" office:value-type="string">
            <text:p text:style-name="P8"><text:span text:style-name="T12">&lt; the name is the goal as a short active verb phrase &gt;</text:span></text:p>
            <text:p text:style-name="P9"><text:span text:style-name="T13">Apply the online stage for the approximation of the solution of a parameter dependent Navier-Stokes equation</text:span></text:p>
            <text:p text:style-name="P11"/>
          </table:table-cell>
          <table:covered-table-cell/>
          <table:covered-table-cell/>
        </table:table-row>
        <table:table-row table:style-name="Tableau7.2">
          <table:table-cell table:style-name="Tableau7.A1" office:value-type="string">
            <text:p text:style-name="P8"><text:span text:style-name="T14">Context of use</text:span></text:p>
          </table:table-cell>
          <table:table-cell table:style-name="Tableau7.A1" table:number-columns-spanned="3" office:value-type="string">
            <text:p text:style-name="P8"><text:span text:style-name="T12">&lt;a longer statement of the context of use if needed&gt;</text:span></text:p>
            <text:p text:style-name="P9"><text:span text:style-name="T13">Accelerate the convergence of Navier-Stokes Finite Element scheme for turbulent flow with an approach based on a coarse mesh</text:span></text:p>
            <text:p text:style-name="P9"><text:span text:style-name="T13"/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Scope</text:span></text:p>
          </table:table-cell>
          <table:table-cell table:style-name="Tableau7.A1" table:number-columns-spanned="3" office:value-type="string">
            <text:p text:style-name="P8"><text:span text:style-name="T12">&lt;what system is being considered black box under design&gt;</text:span></text:p>
            <text:p text:style-name="P16"><text:span text:style-name="T12">The online component of Mordicus library</text:span></text:p>
            <text:p text:style-name="P11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Level</text:span></text:p>
          </table:table-cell>
          <table:table-cell table:style-name="Tableau7.A1" table:number-columns-spanned="3" office:value-type="string">
            <text:p text:style-name="P8"><text:span text:style-name="T12">&lt;one of : Summary, Primary Task, Subfunction&gt;</text:span></text:p>
            <text:p text:style-name="P16"><text:span text:style-name="T12">Primary task</text:span></text:p>
            <text:p text:style-name="P11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Primary actor</text:span></text:p>
          </table:table-cell>
          <table:table-cell table:style-name="Tableau7.A1" table:number-columns-spanned="3" office:value-type="string">
            <text:p text:style-name="P8"><text:span text:style-name="T12">&lt;a role name for the primary actor, or description&gt;</text:span></text:p>
            <text:p text:style-name="P16"><text:span text:style-name="T12">User black-box or user with knowledge of the model/physic</text:span></text:p>
            <text:p text:style-name="P11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Stakeholder &amp; Interests</text:span></text:p>
          </table:table-cell>
          <table:table-cell table:style-name="Tableau7.A1" table:number-columns-spanned="2" office:value-type="string">
            <text:p text:style-name="P8"><text:span text:style-name="T14">Stakeholder</text:span></text:p>
          </table:table-cell>
          <table:covered-table-cell/>
          <table:table-cell table:style-name="Tableau7.A1" office:value-type="string">
            <text:p text:style-name="P8"><text:span text:style-name="T14">Interest</text:span></text:p>
          </table:table-cell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8"><text:span text:style-name="T12">&lt;stakeholder name&gt;</text:span></text:p>
            <text:p text:style-name="P17"><text:span text:style-name="T12">User black-box</text:span></text:p>
            <text:p text:style-name="P11"/>
          </table:table-cell>
          <table:covered-table-cell/>
          <table:table-cell table:style-name="Tableau7.A1" office:value-type="string">
            <text:p text:style-name="P8"><text:span text:style-name="T12">&lt;put here the interest of the stakeholder&gt;</text:span></text:p>
            <text:p text:style-name="P17"><text:span text:style-name="T12">Wants a clear output data</text:span></text:p>
          </table:table-cell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8"><text:span text:style-name="T12">&lt;stakeholder name&gt;</text:span></text:p>
            <text:p text:style-name="P17"><text:span text:style-name="T12">User with knowledge of the model</text:span></text:p>
            <text:p text:style-name="P11"/>
          </table:table-cell>
          <table:covered-table-cell/>
          <table:table-cell table:style-name="Tableau7.A1" office:value-type="string">
            <text:p text:style-name="P8"><text:span text:style-name="T12">&lt;put here the interest of the stakeholder&gt;</text:span></text:p>
            <text:p text:style-name="P17"><text:span text:style-name="T12">Wants a ROM that behaves as the full-order model</text:span></text:p>
          </table:table-cell>
        </table:table-row>
        <table:table-row table:style-name="Tableau7.1">
          <table:table-cell table:style-name="Tableau7.A1" office:value-type="string">
            <text:p text:style-name="P8"><text:span text:style-name="T14">Preconditions</text:span></text:p>
          </table:table-cell>
          <table:table-cell table:style-name="Tableau7.A1" table:number-columns-spanned="3" office:value-type="string">
            <text:p text:style-name="P8"><text:span text:style-name="T12">&lt;what we expect is already the state of the world&gt;</text:span></text:p>
            <text:p text:style-name="P11"/>
            <text:list xml:id="list136698609265227617" text:style-name="WWNum6">
              <text:list-item>
                <text:p text:style-name="P28"><text:span text:style-name="T12">Data outputs for several parameters of the full-order model on fine mesh</text:span></text:p>
              </text:list-item>
              <text:list-item>
                <text:p text:style-name="P29"><text:span text:style-name="T12">Data outputs for one parameter on coarse mesh</text:span></text:p>
              </text:list-item>
              <text:list-item>
                <text:p text:style-name="P29"><text:span text:style-name="T12">Coarse and fine meshes</text:span></text:p>
              </text:list-item>
              <text:list-item>
                <text:p text:style-name="P25"><text:span text:style-name="T12">…………………………………………………………………………………………………………………………………..</text:span></text:p>
              </text:list-item>
            </text:list>
            <text:p text:style-name="P11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Success End Condition</text:span></text:p>
          </table:table-cell>
          <table:table-cell table:style-name="Tableau7.A1" table:number-columns-spanned="3" office:value-type="string">
            <text:p text:style-name="P8"><text:span text:style-name="T12">&lt;the state of the world upon successful completion&gt;</text:span></text:p>
            <text:p text:style-name="P11"/>
            <text:p text:style-name="P17"><text:span text:style-name="T12">Approximation data is produced</text:span></text:p>
            <text:p text:style-name="P11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Failed End Protection</text:span></text:p>
          </table:table-cell>
          <table:table-cell table:style-name="Tableau7.A1" table:number-columns-spanned="3" office:value-type="string">
            <text:p text:style-name="P8"><text:span text:style-name="T12">&lt;the proper state of the world if goal abandoned&gt;</text:span></text:p>
            <text:p text:style-name="P11"/>
            <text:p text:style-name="P17"><text:span text:style-name="T12">Process is stopped. User gets informations about the failure</text:span></text:p>
            <text:p text:style-name="P11"/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Trigger</text:span></text:p>
          </table:table-cell>
          <table:table-cell table:style-name="Tableau7.A1" table:number-columns-spanned="3" office:value-type="string">
            <text:p text:style-name="P8"><text:span text:style-name="T12">&lt;the action upon the system that starts the use case&gt;</text:span></text:p>
            <text:p text:style-name="P17"><text:span text:style-name="T12">User enters the online component of Mordicus library</text:span></text:p>
          </table:table-cell>
          <table:covered-table-cell/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DESCRIPTION</text:span></text:p>
          </table:table-cell>
          <table:table-cell table:style-name="Tableau7.A1" office:value-type="string">
            <text:p text:style-name="P8"><text:span text:style-name="T14">Step</text:span></text:p>
          </table:table-cell>
          <table:table-cell table:style-name="Tableau7.A1" table:number-columns-spanned="2" office:value-type="string">
            <text:p text:style-name="P8"><text:span text:style-name="T14">Ac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1</text:span></text:p>
          </table:table-cell>
          <table:table-cell table:style-name="Tableau7.A1" table:number-columns-spanned="2" office:value-type="string">
            <text:p text:style-name="P8"><text:span text:style-name="T12">&lt;put here the steps of the scenario from trigger to goal delivery, and any cleanup after&gt;</text:span></text:p>
            <text:p text:style-name="P11"/>
            <text:p text:style-name="P17"><text:span text:style-name="T12">User: Fills user input data with options</text:span></text:p>
            <text:p text:style-name="P17"><text:span text:style-name="T12">_ 2 meshes (one fine and one coarse)</text:span></text:p>
            <text:p text:style-name="P17"><text:span text:style-name="T12">_ data outputs for the FOM with several parameters on the fine mesh</text:span></text:p>
            <text:p text:style-name="P17"><text:span text:style-name="T12">_ data output for one parameter on the coarse mesh</text:span></text:p>
            <text:p text:style-name="P17"><text:span text:style-name="T12">_ Options: number of RB functions</text:span></text:p>
            <text:p text:style-name="P17"><text:span text:style-name="T12"><text:s text:c="19"/>Path for the output data</text:span></text:p>
            <text:p text:style-name="P17"><text:soft-page-break/><text:span text:style-name="T12"><text:s text:c="15"/>Path for the approximation result folder</text:span></text:p>
            <text:p text:style-name="P17"><text:span text:style-name="T12"><text:s text:c="15"/>Result on the fine mesh for the error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2</text:span></text:p>
          </table:table-cell>
          <table:table-cell table:style-name="Tableau7.A1" table:number-columns-spanned="2" office:value-type="string">
            <text:p text:style-name="P11"/>
            <text:p text:style-name="P17"><text:span text:style-name="T12">User: Demands execution of the online phase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3</text:span></text:p>
          </table:table-cell>
          <table:table-cell table:style-name="Tableau7.A1" table:number-columns-spanned="2" office:value-type="string">
            <text:p text:style-name="P17"><text:span text:style-name="T12">System: Verifies if input data is well provided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4</text:span></text:p>
          </table:table-cell>
          <table:table-cell table:style-name="Tableau7.A1" table:number-columns-spanned="2" office:value-type="string">
            <text:p text:style-name="P11"/>
            <text:p text:style-name="P17"><text:span text:style-name="T12">System: Apply POD (the result is one base for the ROM)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5</text:span></text:p>
          </table:table-cell>
          <table:table-cell table:style-name="Tableau7.A1" table:number-columns-spanned="2" office:value-type="string">
            <text:p text:style-name="P17"><text:span text:style-name="T12">System: Does a projection of the coarse data on the fine mesh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6</text:span></text:p>
          </table:table-cell>
          <table:table-cell table:style-name="Tableau7.A1" table:number-columns-spanned="2" office:value-type="string">
            <text:p text:style-name="P11"/>
            <text:p text:style-name="P17"><text:span text:style-name="T12">System: Compute the approximation 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7</text:span></text:p>
          </table:table-cell>
          <table:table-cell table:style-name="Tableau7.A1" table:number-columns-spanned="2" office:value-type="string">
            <text:p text:style-name="P12">System: Return the solution at the location specified by the user ans optionally gives the error</text:p>
            <text:p text:style-name="P8"><text:span text:style-name="T12"/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8</text:span></text:p>
          </table:table-cell>
          <table:table-cell table:style-name="Tableau7.A1" table:number-columns-spanned="2" office:value-type="string">
            <text:p text:style-name="P11"/>
            <text:p text:style-name="P17"><text:span text:style-name="T12">System: Notifies use of comple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..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..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EXTENSIONS</text:span></text:p>
          </table:table-cell>
          <table:table-cell table:style-name="Tableau7.A1" office:value-type="string">
            <text:p text:style-name="P8"><text:span text:style-name="T14">Step</text:span></text:p>
          </table:table-cell>
          <table:table-cell table:style-name="Tableau7.A1" table:number-columns-spanned="2" office:value-type="string">
            <text:p text:style-name="P8"><text:span text:style-name="T14">Branching Ac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1a</text:span></text:p>
          </table:table-cell>
          <table:table-cell table:style-name="Tableau7.A1" table:number-columns-spanned="2" office:value-type="string">
            <text:p text:style-name="P8"><text:span text:style-name="T12">&lt;condition causing branching&gt; : <text:line-break/>&lt;action or name of sub-use case&gt;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2">3a</text:p>
          </table:table-cell>
          <table:table-cell table:style-name="Tableau7.A1" table:number-columns-spanned="2" office:value-type="string">
            <text:p text:style-name="P11"/>
            <text:p text:style-name="P17"><text:span text:style-name="T12">Submitted data incomplete: Ask missing data from the user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2">3b</text:p>
          </table:table-cell>
          <table:table-cell table:style-name="Tableau7.A1" table:number-columns-spanned="2" office:value-type="string">
            <text:p text:style-name="P11"/>
            <text:p text:style-name="P17"><text:span text:style-name="T12">Wrong file path: exit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2">3c</text:p>
          </table:table-cell>
          <table:table-cell table:style-name="Tableau7.A1" table:number-columns-spanned="2" office:value-type="string">
            <text:p text:style-name="P11"/>
            <text:p text:style-name="P17"><text:span text:style-name="T12">Size are incoherent between meshes and input data: exit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2">7a</text:p>
          </table:table-cell>
          <table:table-cell table:style-name="Tableau7.A1" table:number-columns-spanned="2" office:value-type="string">
            <text:p text:style-name="P11"/>
            <text:p text:style-name="P17"><text:span text:style-name="T12">Wrong path: Choose the current path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I/O VARIATIONS</text:span></text:p>
          </table:table-cell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8"><text:span text:style-name="T14">Branching Action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8"><text:span text:style-name="T12">1</text:span></text:p>
          </table:table-cell>
          <table:table-cell table:style-name="Tableau7.A1" table:number-columns-spanned="2" office:value-type="string">
            <text:p text:style-name="P8"><text:span text:style-name="T12">&lt;list of variations&gt;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8"><text:span text:style-name="T14">RELATED INFORMATION</text:span></text:p>
          </table:table-cell>
          <table:table-cell table:style-name="Tableau7.A1" office:value-type="string">
            <text:p text:style-name="P13"/>
          </table:table-cell>
          <table:table-cell table:style-name="Tableau7.A1" table:number-columns-spanned="2" office:value-type="string">
            <text:p text:style-name="P8"><text:span text:style-name="T12">&lt;list here related documentation to this use case, and whether or not you are ready to make it available to other members of Mordicus&gt;</text:span></text:p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oft-page-break/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  <table:table-row table:style-name="Tableau7.1">
          <table:table-cell table:style-name="Tableau7.A1" office:value-type="string">
            <text:p text:style-name="P13"/>
          </table:table-cell>
          <table:table-cell table:style-name="Tableau7.A1" office:value-type="string">
            <text:p text:style-name="P11"/>
          </table:table-cell>
          <table:table-cell table:style-name="Tableau7.A1" table:number-columns-spanned="2" office:value-type="string">
            <text:p text:style-name="P11"/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8"><text:span text:style-name="T12">…………………………………………………………………………………………………………………………………..</text:span></text:p>
            <text:p text:style-name="P11"/>
          </table:table-cell>
          <table:covered-table-cell/>
        </table:table-row>
      </table:table>
      <text:p text:style-name="P4"/>
      <text:p text:style-name="P4"/>
      <text:p text:style-name="P18"><text:span text:style-name="T10">Exemple (sous forme de tableau)</text:span></text:p>
      <text:p text:style-name="P6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8"><text:span text:style-name="T11">USE CASE #</text:span><text:span text:style-name="T3">EDF.01</text:span></text:p>
          </table:table-cell>
          <table:table-cell table:style-name="Tableau8.A1" table:number-columns-spanned="3" office:value-type="string">
            <text:p text:style-name="P8"><text:span text:style-name="T4">Apply the offline stage for a linear parametric parabolic problem</text:span></text:p>
          </table:table-cell>
          <table:covered-table-cell/>
          <table:covered-table-cell/>
        </table:table-row>
        <table:table-row table:style-name="Tableau8.2">
          <table:table-cell table:style-name="Tableau8.A1" office:value-type="string">
            <text:p text:style-name="P8"><text:span text:style-name="T14">Context of use</text:span></text:p>
          </table:table-cell>
          <table:table-cell table:style-name="Tableau8.A1" table:number-columns-spanned="3" office:value-type="string">
            <text:p text:style-name="P8"><text:span text:style-name="T4">Expert user establishes the needed autonomous data structure for running a reduced-order simulation of a parametric parabolic problem, with operators linearly dependent of the parameters and the state. For instance, a linear transient thermal analysis with an explicit parameter variation of the conductivity, capacity or exchange coefficient falls into this case.</text:span></text:p>
            <text:p text:style-name="P11"/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Scope</text:span></text:p>
          </table:table-cell>
          <table:table-cell table:style-name="Tableau8.A1" table:number-columns-spanned="3" office:value-type="string">
            <text:p text:style-name="P8"><text:span text:style-name="T4">The offline component of Mordicus library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Level</text:span></text:p>
          </table:table-cell>
          <table:table-cell table:style-name="Tableau8.A1" table:number-columns-spanned="3" office:value-type="string">
            <text:p text:style-name="P8"><text:span text:style-name="T4">Primary Task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Primary actor</text:span></text:p>
          </table:table-cell>
          <table:table-cell table:style-name="Tableau8.A1" table:number-columns-spanned="3" office:value-type="string">
            <text:p text:style-name="P8"><text:span text:style-name="T4">User with knowledge of reduced-order modelling techniques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Stakeholder &amp; Interests</text:span></text:p>
          </table:table-cell>
          <table:table-cell table:style-name="Tableau8.A1" table:number-columns-spanned="2" office:value-type="string">
            <text:p text:style-name="P8"><text:span text:style-name="T14">Stakeholder</text:span></text:p>
          </table:table-cell>
          <table:covered-table-cell/>
          <table:table-cell table:style-name="Tableau8.A1" office:value-type="string">
            <text:p text:style-name="P8"><text:span text:style-name="T14">Interest</text:span></text:p>
          </table:table-cell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table:number-columns-spanned="2" office:value-type="string">
            <text:p text:style-name="P8"><text:span text:style-name="T4">User of a reduced-order model in his field</text:span></text:p>
          </table:table-cell>
          <table:covered-table-cell/>
          <table:table-cell table:style-name="Tableau8.A1" office:value-type="string">
            <text:p text:style-name="P8"><text:span text:style-name="T4">wants a reduced-order model that behaves as the full-order one from his point of view; <text:line-break/>wants clear and direct access to varying parameters and physical case description (for control)</text:span></text:p>
            <text:p text:style-name="P11"/>
          </table:table-cell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table:number-columns-spanned="2" office:value-type="string">
            <text:p text:style-name="P8"><text:span text:style-name="T4">Developer of a leightweight field-specific application</text:span></text:p>
          </table:table-cell>
          <table:covered-table-cell/>
          <table:table-cell table:style-name="Tableau8.A1" office:value-type="string">
            <text:p text:style-name="P8"><text:span text:style-name="T4">wants an clear and portable output data structure with minimal software dependencies </text:span></text:p>
            <text:p text:style-name="P14"/>
          </table:table-cell>
        </table:table-row>
        <table:table-row table:style-name="Tableau8.1">
          <table:table-cell table:style-name="Tableau8.A1" office:value-type="string">
            <text:p text:style-name="P8"><text:span text:style-name="T14">Preconditions</text:span></text:p>
          </table:table-cell>
          <table:table-cell table:style-name="Tableau8.A1" table:number-columns-spanned="3" office:value-type="string">
            <text:p text:style-name="P8"><text:span text:style-name="T4">Have available:</text:span></text:p>
            <text:list xml:id="list333844332376140324" text:style-name="WWNum7">
              <text:list-item>
                <text:p text:style-name="P26"><text:span text:style-name="T4">a nominal full-order case of study of a phenomenon governed by parabolic equations</text:span></text:p>
              </text:list-item>
              <text:list-item>
                <text:p text:style-name="P26"><text:span text:style-name="T4">its result fields for all targeted time steps at least one parameter value, possibly in different folders but in the same filesystem</text:span></text:p>
              </text:list-item>
              <text:list-item>
                <text:p text:style-name="P26"><text:span text:style-name="T4">pre-computed full-order operators : C (unit “capacity” matrix), K (unit “conductivity” matrix), f (unit “source” right-hand side vector), fb (unit “Robin condition” right-hand side vector, zone-wise on the border), Kd (unit “Robin condition” right-hand side matrix, zone-wise on the border). Each right-hand side vector is accompanied by one time-evolution file</text:span></text:p>
              </text:list-item>
            </text:list>
            <text:p text:style-name="P23"><text:span text:style-name="T12"><text:s text:c="2"/>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Success End Condition</text:span></text:p>
          </table:table-cell>
          <table:table-cell table:style-name="Tableau8.A1" table:number-columns-spanned="3" office:value-type="string">
            <text:p text:style-name="P8"><text:span text:style-name="T4">The expected autonomous data structure was produced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Failed End Protection</text:span></text:p>
          </table:table-cell>
          <table:table-cell table:style-name="Tableau8.A1" table:number-columns-spanned="3" office:value-type="string">
            <text:p text:style-name="P8"><text:span text:style-name="T4">Only the responsible process is stopped. User gets informed about missing or erroneous input data, or algorithm configuration at failure</text:span></text:p>
            <text:p text:style-name="P11"/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Trigger</text:span></text:p>
          </table:table-cell>
          <table:table-cell table:style-name="Tableau8.A1" table:number-columns-spanned="3" office:value-type="string">
            <text:p text:style-name="P8"><text:span text:style-name="T4">User enters the offline component of Mordicus while announcing a parabolic problem</text:span></text:p>
          </table:table-cell>
          <table:covered-table-cell/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DESCRIPTION</text:span></text:p>
          </table:table-cell>
          <table:table-cell table:style-name="Tableau8.A1" office:value-type="string">
            <text:p text:style-name="P8"><text:span text:style-name="T14">Step</text:span></text:p>
          </table:table-cell>
          <table:table-cell table:style-name="Tableau8.A1" table:number-columns-spanned="2" office:value-type="string">
            <text:p text:style-name="P8"><text:span text:style-name="T14">A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1</text:span></text:p>
          </table:table-cell>
          <table:table-cell table:style-name="Tableau8.A1" table:number-columns-spanned="2" office:value-type="string">
            <text:p text:style-name="P8"><text:span text:style-name="T4">User: fills user input for the offline stage</text:span></text:p>
            <text:p text:style-name="P8"><text:span text:style-name="T4">Demanded input data: parameter values (at least one) and a path to one time-history result file for each; pre-computed operators C, K as path to different files; truncation criterion; path for output data structure</text:span></text:p>
            <text:p text:style-name="P8"><text:span text:style-name="T4">Optional input data: f and fb with their time-evolution files; Kb (zones should be consistent); format for the description of the operators in the output data structure (one of ‘MED’, ‘numpy’… numpy is default); format for time-evolution files (csv…); path for log files of the offline phase (for diagnosis); capacity, conductivity or exchange coefficients if fixed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2</text:span></text:p>
          </table:table-cell>
          <table:table-cell table:style-name="Tableau8.A1" table:number-columns-spanned="2" office:value-type="string">
            <text:p text:style-name="P8"><text:span text:style-name="T4">User : demands execution of the offline phase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3</text:span></text:p>
          </table:table-cell>
          <table:table-cell table:style-name="Tableau8.A1" table:number-columns-spanned="2" office:value-type="string">
            <text:p text:style-name="P8"><text:span text:style-name="T4">System : verifies that input data is provided and valid. Extracts initial state from provided results.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4</text:span></text:p>
          </table:table-cell>
          <table:table-cell table:style-name="Tableau8.A1" table:number-columns-spanned="2" office:value-type="string">
            <text:p text:style-name="P8"><text:span text:style-name="T4">System : applies the progressive RB algo (greedy selection, appeals to incremental SVD only), produces a reduced-order basis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5</text:span></text:p>
          </table:table-cell>
          <table:table-cell table:style-name="Tableau8.A1" table:number-columns-spanned="2" office:value-type="string">
            <text:p text:style-name="P8"><text:span text:style-name="T4">System : produces compressed operators for unitary M, C, f and initial state vector f0 by algebraic projection</text:span></text:p>
          </table:table-cell>
          <table:covered-table-cell/>
        </table:table-row>
        <text:soft-page-break/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6</text:span></text:p>
          </table:table-cell>
          <table:table-cell table:style-name="Tableau8.A1" table:number-columns-spanned="2" office:value-type="string">
            <text:p text:style-name="P8"><text:span text:style-name="T4">System : packs the following into an output data structure: compressed operators, time-evolutions, fixed coefficients, and either links to high-fidelity file results or assumed mesh and time discretization. Writes it to a file at the location specified by the user.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12">7</text:span></text:p>
          </table:table-cell>
          <table:table-cell table:style-name="Tableau8.A1" table:number-columns-spanned="2" office:value-type="string">
            <text:p text:style-name="P8"><text:span text:style-name="T4">System : notifies use of comple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EXTENSIONS</text:span></text:p>
          </table:table-cell>
          <table:table-cell table:style-name="Tableau8.A1" office:value-type="string">
            <text:p text:style-name="P8"><text:span text:style-name="T14">Step</text:span></text:p>
          </table:table-cell>
          <table:table-cell table:style-name="Tableau8.A1" table:number-columns-spanned="2" office:value-type="string">
            <text:p text:style-name="P8"><text:span text:style-name="T14">Branching A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3a</text:span></text:p>
          </table:table-cell>
          <table:table-cell table:style-name="Tableau8.A1" table:number-columns-spanned="2" office:value-type="string">
            <text:p text:style-name="P8"><text:span text:style-name="T4">Submitted data is incomplete (some required input is not provided) : <text:line-break/>ask missing data from the user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3b</text:span></text:p>
          </table:table-cell>
          <table:table-cell table:style-name="Tableau8.A1" table:number-columns-spanned="2" office:value-type="string">
            <text:p text:style-name="P8"><text:span text:style-name="T4">Submitted data is erroneous due to wrong file path:</text:span></text:p>
            <text:p text:style-name="P8"><text:span text:style-name="T4">Inform user of erroneous file path, save existing input data, clean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3c</text:span></text:p>
          </table:table-cell>
          <table:table-cell table:style-name="Tableau8.A1" table:number-columns-spanned="2" office:value-type="string">
            <text:p text:style-name="P8"><text:span text:style-name="T4">Not all provided results refer to the same mesh or zones of provided operators Kd, fd are not consistent :</text:span></text:p>
            <text:p text:style-name="P8"><text:span text:style-name="T4">Inform user and clean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3d</text:span></text:p>
          </table:table-cell>
          <table:table-cell table:style-name="Tableau8.A1" table:number-columns-spanned="2" office:value-type="string">
            <text:p text:style-name="P8"><text:span text:style-name="T4">Time-history of the input computation results are not consistent with each other or with the provided time-evolutions :</text:span></text:p>
            <text:p text:style-name="P8"><text:span text:style-name="T4">Inform user and clean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4a</text:span></text:p>
          </table:table-cell>
          <table:table-cell table:style-name="Tableau8.A1" table:number-columns-spanned="2" office:value-type="string">
            <text:p text:style-name="P8"><text:span text:style-name="T4">Dimensions of input results are not compatible :</text:span></text:p>
            <text:p text:style-name="P8"><text:span text:style-name="T4">Inform user of responsible files and time steps,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5a</text:span></text:p>
          </table:table-cell>
          <table:table-cell table:style-name="Tableau8.A1" table:number-columns-spanned="2" office:value-type="string">
            <text:p text:style-name="P8"><text:span text:style-name="T4">Incompatible size error occurs on the projection:</text:span></text:p>
            <text:p text:style-name="P8"><text:span text:style-name="T4">Inform the user of the nature of the responsible matrices/vectors, exit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5"/>
          </table:table-cell>
          <table:table-cell table:style-name="Tableau8.A1" office:value-type="string">
            <text:p text:style-name="P8"><text:span text:style-name="T4">6a</text:span></text:p>
          </table:table-cell>
          <table:table-cell table:style-name="Tableau8.A1" table:number-columns-spanned="2" office:value-type="string">
            <text:p text:style-name="P8"><text:span text:style-name="T4">Invalid or taken output file location:</text:span></text:p>
            <text:p text:style-name="P8"><text:span text:style-name="T4">Generate valid file path, save there, inform user, continue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8"><text:span text:style-name="T14">I/O VARIATIONS</text:span></text:p>
          </table:table-cell>
          <table:table-cell table:style-name="Tableau8.A1" office:value-type="string">
            <text:p text:style-name="P13"/>
          </table:table-cell>
          <table:table-cell table:style-name="Tableau8.A1" table:number-columns-spanned="2" office:value-type="string">
            <text:p text:style-name="P8"><text:span text:style-name="T14">Branching Action</text:span></text:p>
          </table:table-cell>
          <table:covered-table-cell/>
        </table:table-row>
        <table:table-row table:style-name="Tableau8.1">
          <table:table-cell table:style-name="Tableau8.A1" office:value-type="string">
            <text:p text:style-name="P13"/>
          </table:table-cell>
          <table:table-cell table:style-name="Tableau8.A1" office:value-type="string">
            <text:p text:style-name="P8"><text:span text:style-name="T4">3</text:span></text:p>
          </table:table-cell>
          <table:table-cell table:style-name="Tableau8.A1" table:number-columns-spanned="2" office:value-type="string">
            <text:p text:style-name="P8"><text:span text:style-name="T4">I/O variation: Initial state may be given explicitly by the user if not present in the initial results</text:span></text:p>
          </table:table-cell>
          <table:covered-table-cell/>
        </table:table-row>
      </table:table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alibri1" svg:font-family="Calibri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MS Gothic1" svg:font-family="'MS Gothic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" text:bullet-char="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TE GUILHEM</meta:initial-creator>
    <meta:editing-cycles>8</meta:editing-cycles>
    <meta:print-date>2019-01-31T08:33:00</meta:print-date>
    <meta:creation-date>2019-01-31T09:04:00</meta:creation-date>
    <dc:date>2019-02-25T11:29:06.425058781</dc:date>
    <meta:editing-duration>PT16M35S</meta:editing-duration>
    <meta:generator>LibreOffice/5.1.6.2$Linux_X86_64 LibreOffice_project/10m0$Build-2</meta:generator>
    <meta:document-statistic meta:table-count="8" meta:image-count="0" meta:object-count="0" meta:page-count="8" meta:paragraph-count="262" meta:word-count="1819" meta:character-count="12320" meta:non-whitespace-character-count="10710"/>
    <meta:user-defined meta:name="AppVersion">15.0000</meta:user-defined>
    <meta:user-defined meta:name="Company">EDF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